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8cm" svg:height="0.962cm" svg:x="4.248cm" svg:y="5.245cm">
          <draw:text-box>
            <text:p>r1 = x;</text:p>
          </draw:text-box>
        </draw:frame>
        <draw:frame draw:style-name="gr1" draw:layer="layout" svg:width="2.145cm" svg:height="0.962cm" svg:x="0.954cm" svg:y="0.808cm">
          <draw:text-box>
            <text:p>r1 = 0</text:p>
          </draw:text-box>
        </draw:frame>
        <draw:line draw:style-name="gr2" draw:text-style-name="P1" draw:layer="layout" svg:x1="2.397cm" svg:y1="1.635cm" svg:x2="5.248cm" svg:y2="5.548cm">
          <text:p/>
        </draw:line>
        <draw:frame draw:style-name="gr1" draw:text-style-name="P2" draw:layer="layout" svg:width="1.277cm" svg:height="0.962cm" svg:x="3.453cm" svg:y="2.524cm">
          <draw:text-box>
            <text:p>isc</text:p>
          </draw:text-box>
        </draw:frame>
        <draw:path draw:style-name="gr3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1" draw:text-style-name="P2" draw:layer="layout" svg:width="0.891cm" svg:height="0.962cm" svg:x="1.125cm" svg:y="3.113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6:44:17</dc:date>
    <dc:creator>Peizhao Ou</dc:creator>
    <meta:editing-duration>PT47M2S</meta:editing-duration>
    <meta:editing-cycles>28</meta:editing-cycles>
    <meta:generator>LibreOffice/3.5$Linux_X86_64 LibreOffice_project/350m1$Build-2</meta:generator>
    <meta:document-statistic meta:object-count="6"/>
  </office:meta>
</office:document-meta>
</file>